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style:font-name="Garamond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1c7bf9" officeooo:paragraph-rsid="001c7bf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3e51c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8ea5c" officeooo:paragraph-rsid="0028ea5c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69498" officeooo:paragraph-rsid="0028ea5c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69498" officeooo:paragraph-rsid="00269498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69498" officeooo:paragraph-rsid="00269498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0c7d02" officeooo:paragraph-rsid="00269498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8ea5c" officeooo:paragraph-rsid="0028ea5c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 style:list-style-name="L1">
      <style:text-properties style:font-name="Garamond" fo:font-size="16pt" fo:language="fr" fo:country="FR" fo:font-weight="bold" officeooo:rsid="00269498" officeooo:paragraph-rsid="0026949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3" style:family="paragraph" style:parent-style-name="Standard" style:list-style-name="L1">
      <style:text-properties style:font-name="Garamond" fo:font-size="16pt" fo:language="fr" fo:country="FR" fo:font-weight="bold" officeooo:rsid="0028ea5c" officeooo:paragraph-rsid="0028ea5c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d9eb8" officeooo:paragraph-rsid="002d9eb8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feb0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3ef8b" style:font-style-asian="italic" style:font-weight-asian="bold" style:font-style-complex="italic" style:font-weight-complex="bold"/>
    </style:style>
    <style:style style:name="T4" style:family="text">
      <style:text-properties officeooo:rsid="0025b4ad"/>
    </style:style>
    <style:style style:name="T5" style:family="text">
      <style:text-properties officeooo:rsid="0026fa0b"/>
    </style:style>
    <style:style style:name="T6" style:family="text">
      <style:text-properties officeooo:rsid="002a5236"/>
    </style:style>
    <style:style style:name="T7" style:family="text">
      <style:text-properties officeooo:rsid="002c06e0"/>
    </style:style>
    <style:style style:name="T8" style:family="text">
      <style:text-properties officeooo:rsid="002eba20"/>
    </style:style>
    <style:style style:name="T9" style:family="text">
      <style:text-properties officeooo:rsid="0030970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<text:span text:style-name="T4">alendrier Galactique</text:span></text:p>
      <text:p text:style-name="P3"/>
      <text:list xml:id="list2347155976" text:style-name="L1">
        <text:list-item>
          <text:p text:style-name="P12">Origine</text:p>
        </text:list-item>
      </text:list>
      <text:p text:style-name="P2"/>
      <text:p text:style-name="P8">Suite à la rencontre avec les Stranis en 2214 <text:span text:style-name="T9">(c-5)</text:span>, une grande conférence des poids et mesures <text:span text:style-name="T6">a</text:span> été organisé<text:span text:style-name="T6">e</text:span> en 2219 <text:span text:style-name="T9">(c-0)</text:span>, cela à permi<text:span text:style-name="T6">s</text:span> d’établir les unités standard d’un système galactique.</text:p>
      <text:p text:style-name="P9">Dans la même optique, le nouvel an terrestre de 2220 <text:span text:style-name="T9">(c0) </text:span>sera utilisé comme l’an 0 du calendrier galactique.</text:p>
      <text:p text:style-name="P10"/>
      <text:list xml:id="list145710406233740" text:continue-numbering="true" text:style-name="L1">
        <text:list-item>
          <text:p text:style-name="P12">Les unités</text:p>
        </text:list-item>
      </text:list>
      <text:p text:style-name="P8"/>
      <text:p text:style-name="P9">A la vue de la précision de la définition humaine de la seconde, celle-ci est restée la même, à savoir : <text:span text:style-name="T2">« </text:span><text:span text:style-name="T3">La seconde est la durée de 9 192 631 770 périodes de la radiation correspondant à la transition entre les deux niveaux hyperfins de l'état fondamental de l'atome de césium 133 à la température du zéro absolu. »</text:span></text:p>
      <text:p text:style-name="P9"/>
      <text:p text:style-name="P9">Sur cette définition, la minute est définie comme étant égale à 60 secondes, et une heure étant égale à 60 minutes.</text:p>
      <text:p text:style-name="P9">Les Stranis n’avaient pas d’unité comparable à la minute, ou du moins, une seule unité précise, aussi ont-ils accepté d’utiliser ces unités humaines.</text:p>
      <text:p text:style-name="P9"/>
      <text:p text:style-name="P9">Un jour correspond à une rotation de l’astre de référence.</text:p>
      <text:p text:style-name="P9">Un an, ou une année, correspond à une période de révolution de l’astre de référence.</text:p>
      <text:p text:style-name="P9"/>
      <text:p text:style-name="P9">Ces deux unités sont relatives à la localisation de son utilisateur et ne sont pas utilisé<text:span text:style-name="T6">e</text:span>s en dehors de l’astre de référence.</text:p>
      <text:p text:style-name="P9">L’astre en question est généralement l’objet stellaire sur lequel on se trouve, mais si ce dernier à une rotation inexistante ou excessivement lente par rapport à un autre objet (planète, étoiles, autres…), la rotation de cet autre objet pourra être utilisé<text:span text:style-name="T6">e</text:span> pour définir un jour.</text:p>
      <text:p text:style-name="P9"/>
      <text:p text:style-name="P9">Voici les unités utilisées au niveau galactique, et parfois référencés comme unités galactiques standard :</text:p>
      <text:p text:style-name="P9">Diur : correspond à une journée galactique standard, soit 25 heures</text:p>
      <text:p text:style-name="P9">Mois : un ensemble de 25 diurs</text:p>
      <text:p text:style-name="P9">Cycle : correspond à une année galactique standard, soit 15 mois</text:p>
      <text:p text:style-name="P9"/>
      <text:p text:style-name="P9">A titre de comparaison, un mois équivaut à <text:span text:style-name="T5">environ </text:span>26 jours Terrestres, et un cycle équivaut à <text:span text:style-name="T5">environ </text:span>390 jours Terrestres, soit <text:span text:style-name="T7">1.07</text:span> an Terrestre <text:span text:style-name="T5">ou 1.7586 an Martien.</text:span></text:p>
      <text:p text:style-name="P11">Dans l’usage commun, la date se note comme suit : diur/mois/cycle</text:p>
      <text:p text:style-name="P14">Lorsqu’une date apparaît dans un document, le cycle correspondant est noté avec la lettre c (ex : 2576 (c333))</text:p>
      <text:p text:style-name="P14"/>
      <text:list xml:id="list145710828746828" text:continue-numbering="true" text:style-name="L1">
        <text:list-item>
          <text:p text:style-name="P13"><text:soft-page-break/>Synchronisation</text:p>
        </text:list-item>
      </text:list>
      <text:p text:style-name="P5"/>
      <text:p text:style-name="P6">Le nouvel an Terrestre 2220 marqua le début de l’an 0 du calendrier galactique.</text:p>
      <text:p text:style-name="P6">Afin de coordonner les appareils et ce en dépit des problèmes relatifs à la relativité du temps, il a été décidé que chaque balise de chaque système comporterait une horloge atomique, est que cette dernière serait synchronisé<text:span text:style-name="T6">e</text:span> avec un temps de référence qui à l’origine se trouvait sur Alcor.</text:p>
      <text:p text:style-name="P6">Suite à la création du Conseil Galactique en 2543 (<text:span text:style-name="T8">c</text:span>302), le temps de référence <text:span text:style-name="T6">a</text:span> été déplacé sur Matro IV.</text:p>
      <text:p text:style-name="P6">Aujourd’hui, nous sommes en l’an 2576 du calendrier Terrien, ce qui correspond au cycle 333 du calendrier galactiqu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<text:span text:style-name="MT1">Orion le MJ</text:span> | 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45S</meta:editing-duration>
    <meta:editing-cycles>23</meta:editing-cycles>
    <meta:generator>LibreOffice/6.0.2.1$Windows_X86_64 LibreOffice_project/f7f06a8f319e4b62f9bc5095aa112a65d2f3ac89</meta:generator>
    <dc:date>2020-03-11T14:57:08.637000000</dc:date>
    <meta:document-statistic meta:table-count="0" meta:image-count="0" meta:object-count="0" meta:page-count="2" meta:paragraph-count="25" meta:word-count="468" meta:character-count="2725" meta:non-whitespace-character-count="2285"/>
    <meta:user-defined meta:name="Info 1"/>
    <meta:user-defined meta:name="Info 2"/>
    <meta:user-defined meta:name="Info 3"/>
    <meta:user-defined meta:name="Info 4"/>
  </office:meta>
</office:document-meta>
</file>